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stroke-dash draw:name="Dash" draw:style="rect" draw:dots1="1" draw:dots1-length="3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2T08:22:22.232000000</meta:creation-date>
    <meta:editing-duration>PT1H43M17S</meta:editing-duration>
    <meta:editing-cycles>12</meta:editing-cycles>
    <meta:generator>LibreOffice/7.0.0.3$Windows_X86_64 LibreOffice_project/8061b3e9204bef6b321a21033174034a5e2ea88e</meta:generator>
    <dc:date>2020-09-02T16:21:46.890000000</dc:date>
    <meta:document-statistic meta:object-count="0"/>
  </office:meta>
</office:document-meta>
</file>